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 table:number-rows-repeated="1047898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6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6:19:44.3635090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13T16:25:24.089489296</dc:date>
    <meta:editing-cycles>383</meta:editing-cycles>
    <meta:editing-duration>PT17H58M58S</meta:editing-duration>
    <meta:document-statistic meta:table-count="2" meta:cell-count="1607" meta:object-count="0"/>
    <meta:user-defined meta:name="Info 1"/>
    <meta:user-defined meta:name="Info 2"/>
    <meta:user-defined meta:name="Info 3"/>
    <meta:user-defined meta:name="Info 4"/>
  </office:meta>
</office:document-meta>
</file>